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ffffff" draw:fill-gradient-name="Linear_20_blue_2f_white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4" style:family="graphic" style:parent-style-name="standard">
      <style:graphic-properties svg:stroke-color="#94bd5e" draw:fill="solid" draw:fill-color="#ffffff" draw:textarea-horizontal-align="left" draw:textarea-vertical-align="top" draw:auto-grow-height="false"/>
    </style:style>
    <style:style style:name="gr5" style:family="graphic" style:parent-style-name="standard">
      <style:graphic-properties svg:stroke-color="#94bd5e" draw:fill="solid" draw:fill-color="#ffffff" draw:textarea-horizontal-align="left" draw:textarea-vertical-align="top" draw:auto-grow-height="false"/>
    </style:style>
    <style:style style:name="gr6" style:family="graphic" style:parent-style-name="standard">
      <style:graphic-properties draw:stroke="dash" draw:stroke-dash="Line_20_Style_20_9" svg:stroke-width="0.1cm" svg:stroke-color="#ff0000" draw:marker-start-width="0.35cm" draw:marker-end-width="0.35cm" draw:fill-color="#ffffff" draw:textarea-horizontal-align="left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Line_20_Style_20_9" svg:stroke-width="0.1cm" svg:stroke-color="#ff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color="#ffffff"/>
    </style:style>
    <style:style style:name="P2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8.8cm" svg:height="8.808cm" svg:x="1cm" svg:y="0.953cm">
          <text:p text:style-name="P1"><text:span text:style-name="T1">Serveur d'application JEE (Jboss / weblogic / Websphere /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613cm" svg:height="1.883cm" svg:x="8.701cm" svg:y="8.855cm">
          <text:p text:style-name="P3"><text:span text:style-name="T2">Annuaire JNDI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7.393cm" svg:height="4.762cm" draw:transform="rotate (-2.28969744569212) translate (17.686cm 5.584cm)">
          <text:p/>
          <draw:enhanced-geometry svg:viewBox="0 0 21600 21600" draw:text-areas="0 0 21600 21600" draw:type="circular-arrow" draw:modifiers="180 -45.7614986134731 8288.2407040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4" draw:text-style-name="P6" draw:layer="layout" svg:width="5.316cm" svg:height="1.757cm" svg:x="13.483cm" svg:y="3.0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316cm" svg:height="1.757cm" svg:x="13.25cm" svg:y="2.8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.316cm" svg:height="1.757cm" svg:x="13.017cm" svg:y="2.598cm">
            <text:p text:style-name="P7"><text:span text:style-name="T3">Ressources </text:span><text:span text:style-name="T3"><text:line-break/></text:span><text:span text:style-name="T3">(datasource / JMS / ...)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9" draw:layer="layout" svg:width="4.054cm" svg:height="2.356cm" svg:x="13.027cm" svg:y="5.688cm">
          <text:p text:style-name="P7"><text:span text:style-name="T3">Installation /</text:span><text:span text:style-name="T3"><text:line-break/></text:span><text:span text:style-name="T3">paramétrages </text:span><text:span text:style-name="T3"><text:line-break/></text:span><text:span text:style-name="T3">des ressou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394cm" svg:height="4.762cm" draw:transform="rotate (-2.28969744569212) translate (11.633cm 5.749cm)">
          <text:p/>
          <draw:enhanced-geometry svg:viewBox="0 0 21600 21600" draw:mirror-horizontal="true" draw:text-areas="0 0 21600 21600" draw:type="circular-arrow" draw:modifiers="180 -45.7614986134731 8288.2407040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0" draw:layer="layout" svg:width="4.538cm" svg:height="1.777cm" svg:x="1.364cm" svg:y="10.943cm">
          <text:p text:style-name="P7"><text:span text:style-name="T4">Propriétaire</text:span><text:span text:style-name="T4"><text:line-break/></text:span><text:span text:style-name="T4">Change d'un serveur</text:span></text:p>
          <text:p text:style-name="P7"><text:span text:style-name="T4">à l'aut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428cm" svg:height="4.045cm" svg:x="1.298cm" svg:y="2.113cm">
          <text:p text:style-name="P6"><text:span text:style-name="T3">Composant JEE (War / EAR / ...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5" draw:layer="layout" svg:width="6.666cm" svg:height="2.544cm" svg:x="1.733cm" svg:y="3.386cm">
          <text:p text:style-name="P7"><text:span text:style-name="T3">Descripteur de déploiement <text:s/></text:span></text:p>
          <text:p text:style-name="P7"><text:span text:style-name="T3">(web.xml / ejb-jar.xml)</text:span></text:p>
          <text:p text:style-name="P7"><text:span text:style-name="T3">décrit les besoins de </text:span><text:span text:style-name="T3"><text:line-break/></text:span><text:span text:style-name="T3">ressourc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draw:layer="layout" svg:width="3.721cm" svg:height="1.945cm" svg:x="2.824cm" svg:y="5.862cm">
          <text:p text:style-name="P7"><text:span text:style-name="T3">Mapping des </text:span><text:span text:style-name="T3"><text:line-break/></text:span><text:span text:style-name="T3">ressources sur</text:span><text:span text:style-name="T3"><text:line-break/></text:span><text:span text:style-name="T3">l'annuai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b8ff" draw:end-color="#ffffff" draw:start-intensity="100%" draw:end-intensity="100%" draw:angle="1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hilippe PRADOS</meta:initial-creator>
    <meta:creation-date>2008-04-04T09:25:50</meta:creation-date>
    <dc:creator>Philippe PRADOS</dc:creator>
    <dc:date>2008-04-04T09:26:24</dc:date>
    <meta:editing-cycles>1</meta:editing-cycles>
    <meta:editing-duration>PT3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